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9449" officeooo:paragraph-rsid="001a9449"/>
    </style:style>
    <style:style style:name="P2" style:family="paragraph" style:parent-style-name="Standard">
      <style:text-properties style:use-window-font-color="true" style:font-name="Liberation Serif" fo:font-size="12pt" officeooo:paragraph-rsid="001b1a8e" style:font-size-asian="12pt" style:font-size-complex="12pt"/>
    </style:style>
    <style:style style:name="P3" style:family="paragraph" style:parent-style-name="Standard">
      <style:text-properties officeooo:rsid="001fc974" officeooo:paragraph-rsid="001fc974"/>
    </style:style>
    <style:style style:name="P4" style:family="paragraph" style:parent-style-name="Standard">
      <style:text-properties officeooo:rsid="002086f0" officeooo:paragraph-rsid="002086f0"/>
    </style:style>
    <style:style style:name="P5" style:family="paragraph" style:parent-style-name="Standard">
      <style:paragraph-properties fo:margin-left="0in" fo:margin-right="0in" fo:text-align="start" style:justify-single-word="false" fo:text-indent="0in" style:auto-text-indent="false"/>
      <style:text-properties fo:font-weight="normal" officeooo:rsid="00139a08" officeooo:paragraph-rsid="001b1a8e" style:font-weight-asian="normal" style:font-weight-complex="normal"/>
    </style:style>
    <style:style style:name="P6" style:family="paragraph" style:parent-style-name="Standard">
      <style:text-properties officeooo:rsid="001a9449" officeooo:paragraph-rsid="001a9449"/>
    </style:style>
    <style:style style:name="P7" style:family="paragraph" style:parent-style-name="Standard">
      <style:text-properties officeooo:rsid="0021b9d3" officeooo:paragraph-rsid="0021b9d3"/>
    </style:style>
    <style:style style:name="T1" style:family="text">
      <style:text-properties officeooo:rsid="002086f0"/>
    </style:style>
    <style:style style:name="T2" style:family="text">
      <style:text-properties officeooo:rsid="0021b9d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editors,</text:p>
      <text:p text:style-name="P1"/>
      <text:p text:style-name="P4">Reviewer two gave some useful comments to help strengthen the paper. We've revisited the abstract, introduction, and conclusions to try to broaden the appeal of the paper.</text:p>
      <text:p text:style-name="P1"/>
      <text:p text:style-name="P7">Some technical notes on the manuscript:</text:p>
      <text:p text:style-name="P3"><text:span text:style-name="T1">As with the previous revision, the manuscript has been</text:span> compiled using the BMC template suggested on the Springer website, with figures separate and captions at the end of the document. Since Tables 2 and 3 contain images that are not numbered figures, these are compiled separately and given as single pdfs. There is an additional file called ReferenceBuild.pdf, which is an approximation of where things go in the manuscript, however the template puts boxes around figures <text:span text:style-name="T2">may</text:span> overlap at times. If needed, we can help resolve such issues if the article is eventually accepted. <text:span text:style-name="T2">Figure 6 contains transparency, which we now realize does not display properly on all pdf viewers. We have therefore included a high resolution .png version of this figure (Fig6.pdf and Fig6.png now both included), which may be preferable.</text:span></text:p>
      <text:p text:style-name="P1"/>
      <text:p text:style-name="P1">Best wishes,</text:p>
      <text:p text:style-name="P1"/>
      <text:p text:style-name="P1">Tim, Francisco, and Jonas</text:p>
      <text:p text:style-name="P1"/>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 Riffe</meta:initial-creator>
    <meta:creation-date>2017-04-29T21:32:37.154249038</meta:creation-date>
    <dc:date>2017-07-05T12:10:42.329991424</dc:date>
    <dc:creator>Tim Riffe</dc:creator>
    <meta:editing-duration>PT11M40S</meta:editing-duration>
    <meta:editing-cycles>7</meta:editing-cycles>
    <meta:generator>LibreOffice/4.2.8.2$Linux_X86_64 LibreOffice_project/420m0$Build-2</meta:generator>
    <meta:document-statistic meta:table-count="0" meta:image-count="0" meta:object-count="0" meta:page-count="1" meta:paragraph-count="6" meta:word-count="173" meta:character-count="1077" meta:non-whitespace-character-count="910"/>
  </office:meta>
</office:document-meta>
</file>